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50283" officeooo:paragraph-rsid="00150283"/>
    </style:style>
    <style:style style:name="P2" style:family="paragraph" style:parent-style-name="Standard">
      <style:text-properties fo:font-weight="bold" officeooo:rsid="00150283" officeooo:paragraph-rsid="00150283" style:font-weight-asian="bold" style:font-weight-complex="bold"/>
    </style:style>
    <style:style style:name="P3" style:family="paragraph" style:parent-style-name="Standard">
      <style:text-properties fo:font-weight="bold" officeooo:rsid="0016d77d" officeooo:paragraph-rsid="0016d77d" style:font-weight-asian="bold" style:font-weight-complex="bold"/>
    </style:style>
    <style:style style:name="P4" style:family="paragraph" style:parent-style-name="Standard">
      <style:text-properties fo:font-weight="normal" officeooo:rsid="00150283" officeooo:paragraph-rsid="00150283" style:font-weight-asian="normal" style:font-weight-complex="normal"/>
    </style:style>
    <style:style style:name="P5" style:family="paragraph" style:parent-style-name="Standard" style:list-style-name="L3">
      <style:text-properties fo:font-weight="normal" officeooo:rsid="00150283" officeooo:paragraph-rsid="0015441a" style:font-weight-asian="normal" style:font-weight-complex="normal"/>
    </style:style>
    <style:style style:name="P6" style:family="paragraph" style:parent-style-name="Standard">
      <style:text-properties fo:font-weight="normal" officeooo:rsid="00150283" officeooo:paragraph-rsid="0015441a" style:font-weight-asian="normal" style:font-weight-complex="normal"/>
    </style:style>
    <style:style style:name="P7" style:family="paragraph" style:parent-style-name="Standard">
      <style:text-properties fo:font-weight="normal" officeooo:rsid="0015441a" officeooo:paragraph-rsid="0015441a" style:font-weight-asian="normal" style:font-weight-complex="normal"/>
    </style:style>
    <style:style style:name="P8" style:family="paragraph" style:parent-style-name="Standard" style:list-style-name="L10">
      <style:text-properties fo:font-weight="normal" officeooo:rsid="0015441a" officeooo:paragraph-rsid="0015441a" style:font-weight-asian="normal" style:font-weight-complex="normal"/>
    </style:style>
    <style:style style:name="P9" style:family="paragraph" style:parent-style-name="Standard" style:list-style-name="L12">
      <style:text-properties fo:font-weight="normal" officeooo:rsid="0015441a" officeooo:paragraph-rsid="0015441a" style:font-weight-asian="normal" style:font-weight-complex="normal"/>
    </style:style>
    <style:style style:name="P10" style:family="paragraph" style:parent-style-name="Standard">
      <style:text-properties fo:font-weight="normal" officeooo:rsid="0016d77d" officeooo:paragraph-rsid="0016d77d" style:font-weight-asian="normal" style:font-weight-complex="normal"/>
    </style:style>
    <style:style style:name="P11" style:family="paragraph" style:parent-style-name="Standard" style:list-style-name="L15">
      <style:text-properties fo:font-weight="normal" officeooo:rsid="0016d77d" officeooo:paragraph-rsid="0016d77d" style:font-weight-asian="normal" style:font-weight-complex="normal"/>
    </style:style>
    <style:style style:name="P12" style:family="paragraph" style:parent-style-name="Standard">
      <style:text-properties officeooo:paragraph-rsid="0015441a"/>
    </style:style>
    <style:style style:name="P13" style:family="paragraph" style:parent-style-name="Standard" style:list-style-name="L7">
      <style:text-properties officeooo:paragraph-rsid="00150283"/>
    </style:style>
    <style:style style:name="P14" style:family="paragraph" style:parent-style-name="Standard" style:list-style-name="L8">
      <style:text-properties officeooo:paragraph-rsid="0015441a"/>
    </style:style>
    <style:style style:name="P15" style:family="paragraph" style:parent-style-name="Standard" style:list-style-name="L11">
      <style:text-properties officeooo:paragraph-rsid="00150283"/>
    </style:style>
    <style:style style:name="P16" style:family="paragraph" style:parent-style-name="Standard" style:list-style-name="L13">
      <style:text-properties officeooo:paragraph-rsid="0015441a"/>
    </style:style>
    <style:style style:name="P17" style:family="paragraph" style:parent-style-name="Standard" style:list-style-name="L11">
      <style:text-properties officeooo:rsid="0016d77d" officeooo:paragraph-rsid="0016d77d"/>
    </style:style>
    <style:style style:name="P18" style:family="paragraph" style:parent-style-name="Standard">
      <style:text-properties officeooo:rsid="0016d77d" officeooo:paragraph-rsid="0016d77d"/>
    </style:style>
    <style:style style:name="P19" style:family="paragraph" style:parent-style-name="Standard" style:list-style-name="L13">
      <style:text-properties officeooo:rsid="0016d77d" officeooo:paragraph-rsid="0016d77d"/>
    </style:style>
    <style:style style:name="P20" style:family="paragraph" style:parent-style-name="Standard" style:list-style-name="L11">
      <style:text-properties officeooo:rsid="00187e8b" officeooo:paragraph-rsid="00187e8b"/>
    </style:style>
    <style:style style:name="T1" style:family="text">
      <style:text-properties officeooo:rsid="0015441a"/>
    </style:style>
    <style:style style:name="T2" style:family="text">
      <style:text-properties fo:font-weight="normal" style:font-weight-asian="normal" style:font-weight-complex="normal"/>
    </style:style>
    <style:style style:name="T3" style:family="text">
      <style:text-properties fo:font-weight="normal" officeooo:rsid="00150283" style:font-weight-asian="normal" style:font-weight-complex="normal"/>
    </style:style>
    <style:style style:name="T4" style:family="text">
      <style:text-properties fo:font-weight="normal" officeooo:rsid="0016d77d" style:font-weight-asian="normal" style:font-weight-complex="normal"/>
    </style:style>
    <style:style style:name="T5" style:family="text">
      <style:text-properties officeooo:rsid="0016d77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officeooo:rsid="0017dc6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ectre RT3G router and Wzzard Edge Node device</text:p>
      <text:p text:style-name="P1"/>
      <text:p text:style-name="P1">Use the Spectre router and Wzzard device(s) to connect to the IBM Internet of Things Cloud. Then, you can visualise the data generated by any Wzzard connected sensors on the Quickstart page. This demo uses a thermocoil sensor attached to a Wzzard Edge Node to generate the temperature data to be sent to the cloud.</text:p>
      <text:p text:style-name="P1"/>
      <text:p text:style-name="P2">Ingredients</text:p>
      <text:p text:style-name="P4">Hardware Requirements</text:p>
      <text:p text:style-name="P4"/>
      <text:list xml:id="list5513960963857964079" text:style-name="L7">
        <text:list-item>
          <text:p text:style-name="P13"><text:span text:style-name="T3">Spectre RT3G router</text:span></text:p>
        </text:list-item>
        <text:list-item>
          <text:p text:style-name="P13"><text:span text:style-name="T3">Wzzard Edge Node device (with power supply or batteries)</text:span></text:p>
        </text:list-item>
        <text:list-item>
          <text:p text:style-name="P13"><text:span text:style-name="T3">Thermocoil to attach to Wzzard Edge Node device</text:span></text:p>
        </text:list-item>
      </text:list>
      <text:p text:style-name="P4"/>
      <text:p text:style-name="P2">Prepare</text:p>
      <text:p text:style-name="P4">Get your device ready</text:p>
      <text:list xml:id="list3567614713908242506" text:style-name="L11">
        <text:list-item>
          <text:p text:style-name="P15"><text:span text:style-name="T3">Connect the Spectre router to the internet (can use ethernet connection or cellular network).</text:span></text:p>
        </text:list-item>
        <text:list-item>
          <text:p text:style-name="P20"><text:span text:style-name="T3">P</text:span><text:span text:style-name="T2">ower up the Wzzard Edge Node device and attach the thermocoil to the I/O.</text:span></text:p>
        </text:list-item>
        <text:list-item>
          <text:p text:style-name="P17"><text:span text:style-name="T3">L</text:span><text:span text:style-name="T2">og into the router over ssh (ssh </text:span><text:a xlink:type="simple" xlink:href="mailto:root@rooter_ip"><text:span text:style-name="T2">root@</text:span></text:a><text:a xlink:type="simple" xlink:href="mailto:root@rooter_ip"><text:span text:style-name="T6">rooter_ip</text:span></text:a><text:span text:style-name="T6">)</text:span></text:p>
        </text:list-item>
      </text:list>
      <text:p text:style-name="P18"/>
      <text:p text:style-name="P2">Connect (QuickStart)</text:p>
      <text:p text:style-name="P4">Internet of Things Cloud QuickStart connection</text:p>
      <text:list xml:id="list7667099709439654450" text:style-name="L8">
        <text:list-item>
          <text:p text:style-name="P14"><text:span text:style-name="T3">Download the demo module from GitHub:</text:span></text:p>
        </text:list-item>
      </text:list>
      <text:list xml:id="list7066380486454972840" text:style-name="L3">
        <text:list-header>
          <text:p text:style-name="P5"><text:span text:style-name="T1"><text:s text:c="2"/>wget </text:span><text:a xlink:type="simple" xlink:href="https://github.com/bb-elec/iot-SpectreWzzard/archive/master.tgz"><text:span text:style-name="T1">https://github.com/bb-elec/iot-SpectreWzzard/archive/master.</text:span></text:a><text:span text:style-name="T1">zip</text:span></text:p>
        </text:list-header>
      </text:list>
      <text:p text:style-name="P6"><text:tab/> <text:s/><text:span text:style-name="T1">unzip master.zip</text:span></text:p>
      <text:p text:style-name="P6"><text:tab/> <text:s/><text:span text:style-name="T1">cd iot-SpectreWzzard-master</text:span></text:p>
      <text:p text:style-name="P6"/>
      <text:list xml:id="list4326098996448717409" text:style-name="L10">
        <text:list-item>
          <text:p text:style-name="P8">Run the install script:</text:p>
        </text:list-item>
      </text:list>
      <text:p text:style-name="P7"><text:tab/> <text:s/>./install.<text:span text:style-name="T8">sh</text:span></text:p>
      <text:p text:style-name="P7"/>
      <text:list xml:id="list510265418779988366" text:style-name="L12">
        <text:list-item>
          <text:p text:style-name="P9">This process adds the required modules and libraries to the router and runs them. To check that the service is running, run the following commands:</text:p>
        </text:list-item>
      </text:list>
      <text:p text:style-name="P7"><text:tab/> <text:s/>cd /opt/<text:span text:style-name="T5">IBM_Message_Router/etc</text:span></text:p>
      <text:p text:style-name="P7"><text:tab/> <text:s/>./<text:span text:style-name="T5">init status</text:span></text:p>
      <text:p text:style-name="P7"><text:tab/></text:p>
      <text:list xml:id="list1472579705582637785" text:style-name="L13">
        <text:list-item>
          <text:p text:style-name="P16"><text:span text:style-name="T4">If the process is stopped (didn't start correctly), run the following command to restart it:</text:span></text:p>
          <text:p text:style-name="P16"><text:span text:style-name="T4"><text:s text:c="2"/>./init restart</text:span></text:p>
          <text:p text:style-name="P19"><text:span text:style-name="T2">The ./init status command should now tell you the module is running.</text:span></text:p>
        </text:list-item>
      </text:list>
      <text:p text:style-name="P18"/>
      <text:p text:style-name="P3">Visualise</text:p>
      <text:p text:style-name="P10">Real-time visualisation of device data.</text:p>
      <text:p text:style-name="P10"/>
      <text:list xml:id="list4006564810688199105" text:style-name="L15">
        <text:list-item>
          <text:p text:style-name="P11">Find the MAC address of the Spectre router by running the <text:span text:style-name="T7">getdeviceid </text:span>script in the repository you downloaded at the start (iot-SpectreWzzard repository).</text:p>
          <text:p text:style-name="P11"><text:s text:c="2"/>./<text:span text:style-name="T8">getdeviceid.sh</text:span></text:p>
        </text:list-item>
        <text:list-item>
          <text:p text:style-name="P11">Enter your MAC address here.</text:p>
        </text:list-item>
      </text:list>
      <text:p text:style-name="P10"/>
      <text:p text:style-name="P12"/>
      <text:p text:style-name="P12"><text:span text:style-name="T4"/></text:p>
      <text:p text:style-name="P7"><text:tab/></text:p>
      <text:p text:style-name="P7"><text:tab/></text:p>
      <text:p text:style-name="P6"><text:soft-page-break/></text:p>
      <text:p text:style-name="P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 </meta:initial-creator>
    <meta:creation-date>2014-09-05T09:56:00.686027504</meta:creation-date>
    <dc:date>2014-09-05T12:51:36.889940897</dc:date>
    <dc:creator>Pete </dc:creator>
    <meta:editing-duration>PT1H5M14S</meta:editing-duration>
    <meta:editing-cycles>5</meta:editing-cycles>
    <meta:generator>LibreOffice/4.2.3.3$Linux_X86_64 LibreOffice_project/420m0$Build-3</meta:generator>
    <meta:document-statistic meta:table-count="0" meta:image-count="0" meta:object-count="0" meta:page-count="2" meta:paragraph-count="35" meta:word-count="260" meta:character-count="1658" meta:non-whitespace-character-count="1419"/>
  </office:meta>
</office:document-meta>
</file>